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text-properties fo:color="#000000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fo:color="#8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pitch="variable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pitch="variable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pitch="variable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pitch="variable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pitch="variable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pitch="variable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pitch="variable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pitch="variable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pitch="variable" style:font-charset="x-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Anglais :</text:p>
      <text:p text:style-name="P1"/>
      <text:p text:style-name="P1">Email prof : <text:a xlink:type="simple" xlink:href="mailto:albalangues@club-internet.fr" text:style-name="Internet_20_link" text:visited-style-name="Visited_20_Internet_20_Link">albalangues@club-internet.fr</text:a></text:p>
      <text:p text:style-name="P1"/>
      <text:p text:style-name="P4">Erreurs communes lors du test de positionnement :</text:p>
      <text:p text:style-name="P4"/>
      <text:p text:style-name="P3">Vocabulaire :</text:p>
      <text:p text:style-name="P1"/>
      <text:p text:style-name="P1">actually n'est pas « actuellement » mais « en réalité », « en fait » correspond aussi à in fact</text:p>
      <text:p text:style-name="P1">« actuellement » = now</text:p>
      <text:p text:style-name="P1"/>
      <text:p text:style-name="P1">« Je suis le/la responsable de ... » = I'm | in charge of …</text:p>
      <text:p text:style-name="P1"><text:tab/><text:tab/><text:tab/><text:tab/><text:tab/> <text:s text:c="12"/>| responsible for …</text:p>
      <text:p text:style-name="P1"/>
      <text:p text:style-name="P1">1 person |</text:p>
      <text:p text:style-name="P1"><text:s text:c="15"/>| → not 2 persons </text:p>
      <text:p text:style-name="P1">2 people |</text:p>
      <text:p text:style-name="P1"/>
      <text:p text:style-name="P1">make = faire (construire qlq chose, faire un gâteau …)</text:p>
      <text:p text:style-name="P1">do = faire (faire qlq chose, faire un bac …)</text:p>
      <text:p text:style-name="P1"/>
      <text:p text:style-name="P1">advice = « conseil ou conseils » ne change pas peu importe si singulier ou pluriel</text:p>
      <text:p text:style-name="P1"/>
      <text:p text:style-name="P1">« près de » = near / near to (surtt pas near from)</text:p>
      <text:p text:style-name="P1"/>
      <text:p text:style-name="P1">« un camping » = a campsite</text:p>
      <text:p text:style-name="P1">« un parking » = a car pack (car lot(us))</text:p>
      <text:p text:style-name="P1">« un bowling » = a bowling alley</text:p>
      <text:p text:style-name="P1">« un dressing » = a walk-in wardrobe, <text:s text:c="2"/>wardrobe = « armoir »</text:p>
      <text:p text:style-name="P1"/>
      <text:p text:style-name="P1">« siège social » = headquarters</text:p>
      <text:p text:style-name="P1"/>
      <text:p text:style-name="P3">Basics :</text:p>
      <text:p text:style-name="P3"/>
      <text:p text:style-name="P1">355 → three hundred fifty five</text:p>
      <text:p text:style-name="P1">11 607 → eleven thousand , six hundred and seven</text:p>
      <text:p text:style-name="P1">400 012 → four hundred thousand and twelve</text:p>
      <text:p text:style-name="P1">802 007 666 → eight hundred and two million seven thousand six hundred and sixty six</text:p>
      <text:p text:style-name="P1">212 000 025 002 → two hundred twelve billion twenty five thousand and two</text:p>
      <text:p text:style-name="P1"/>
      <text:p text:style-name="P1">le and n'est pas nécessaire mais si on veut l'utiliser c'est après la centaine pour finir le nombre</text:p>
      <text:p text:style-name="P1">si pas de centaine on met le and après le thousand</text:p>
      <text:p text:style-name="P1"><text:soft-page-break/>pour hundred ,thousand etc... on accorde pas si il y a un chiffre ou nombre devant</text:p>
      <text:p text:style-name="P1">ex : there were five hundred</text:p>
      <text:p text:style-name="P1"><text:s text:c="7"/>there were hundreds</text:p>
      <text:p text:style-name="P1"/>
      <text:p text:style-name="P3">Decimals :</text:p>
      <text:p text:style-name="P3"/>
      <text:p text:style-name="P1">252.679 → two hundred and fifty two point six seven nine</text:p>
      <text:p text:style-name="P1"/>
      <text:p text:style-name="P1">CHIFFRE PAR CHIFFRE APRÈS LE POINT</text:p>
      <text:p text:style-name="P1"/>
      <text:p text:style-name="P3">Money :</text:p>
      <text:p text:style-name="P3"/>
      <text:p text:style-name="P1">252.68 → two hundred and fifty two dollars sixty height</text:p>
      <text:p text:style-name="P1"/>
      <text:p text:style-name="P1">APRÈS LE DOLLAR ON PREND LE NOMBRE PAS COMME LES DÉCIMAUX</text:p>
      <text:p text:style-name="P1"/>
      <text:p text:style-name="P3">Internet :</text:p>
      <text:p text:style-name="P3"/>
      <text:p text:style-name="P1">www. ← dot (le point)</text:p>
      <text:p text:style-name="P3"/>
      <text:p text:style-name="P3">Dates :</text:p>
      <text:p text:style-name="P3"/>
      <text:p text:style-name="P1">23/09/2021 → the twenty-third of September, twenty twenty-one</text:p>
      <text:p text:style-name="P1"><text:s text:c="24"/>or</text:p>
      <text:p text:style-name="P1"><text:tab/> <text:s text:c="13"/>September the twenty-third …</text:p>
      <text:p text:style-name="P1"/>
      <text:p text:style-name="P1">penser au first, second and third pour 1,2,3 – 21,22,23 et 31 pour le reste c'est th</text:p>
      <text:p text:style-name="P1"/>
      <text:p text:style-name="P1"/>
      <text:p text:style-name="P3">Time :</text:p>
      <text:p text:style-name="P3"/>
      <text:p text:style-name="P1">« pile » = o clock</text:p>
      <text:p text:style-name="P1">« quart » = quarter past</text:p>
      <text:p text:style-name="P1">« et demie » = half past</text:p>
      <text:p text:style-name="P1">« moins quart » = quarter to</text:p>
      <text:p text:style-name="P1"/>
      <text:p text:style-name="P1">pour le matin → a.m et pour l'après-midi ou le soir → p.m</text:p>
      <text:p text:style-name="P1"/>
      <text:p text:style-name="P1">9h25 → twenty-five past nine</text:p>
      <text:p text:style-name="P1">11h50 → ten to twelve</text:p>
      <text:p text:style-name="P1">4h35 → twenty-five to five</text:p>
      <text:p text:style-name="P1">18h30 → half past six</text:p>
      <text:p text:style-name="P1"/>
      <text:p text:style-name="P6">Fractions :</text:p>
      <text:p text:style-name="P6"/>
      <text:p text:style-name="P5"><text:soft-page-break/>½ a half</text:p>
      <text:p text:style-name="P5">¼ a quarter</text:p>
      <text:p text:style-name="P5">¾ three quarters</text:p>
      <text:p text:style-name="P1"><text:span text:style-name="T1">1/3 a third</text:span></text:p>
      <text:p text:style-name="P1"><text:span text:style-name="T1">5/6 five sixths</text:span></text:p>
      <text:p text:style-name="P1"><text:span text:style-name="T1"/></text:p>
      <text:p text:style-name="P6">symbol :</text:p>
      <text:p text:style-name="P6"/>
      <text:p text:style-name="P5">@ → at</text:p>
      <text:p text:style-name="P5">. → dot or point</text:p>
      <text:p text:style-name="P5">' → apostrophe</text:p>
      <text:p text:style-name="P5">, → comma</text:p>
      <text:p text:style-name="P5">_ (tiret du bas) → underscore</text:p>
      <text:p text:style-name="P5">– (tiret) → dash (hyphen)</text:p>
      <text:p text:style-name="P5">/ → slash</text:p>
      <text:p text:style-name="P5">\ → anti slash</text:p>
      <text:p text:style-name="P5">( ) → brackets</text:p>
      <text:p text:style-name="P1"><text:span text:style-name="T1">* → asterix</text:span></text:p>
      <text:p text:style-name="P1">'' '' → quotes</text:p>
      <text:p text:style-name="P1">? → question mark</text:p>
      <text:p text:style-name="P1">! → exclamation mark</text:p>
      <text:p text:style-name="P1">= → equal</text:p>
      <text:p text:style-name="P1">x → times / multiplied by</text:p>
      <text:p text:style-name="P1">: → colon</text:p>
      <text:p text:style-name="P1">; → semi colon</text:p>
      <text:p text:style-name="P1">A → capital (maj)</text:p>
      <text:p text:style-name="P1">a → small (min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1-09-23T10:17:16</meta:creation-date>
    <dc:date>2021-09-23T16:53:56</dc:date>
    <dc:creator>Jordan </dc:creator>
    <meta:editing-duration>PT3H57M52S</meta:editing-duration>
    <meta:editing-cycles>2</meta:editing-cycles>
    <meta:generator>OpenOffice/4.1.7$Unix OpenOffice.org_project/417m1$Build-9800</meta:generator>
    <meta:document-statistic meta:table-count="0" meta:image-count="0" meta:object-count="0" meta:page-count="3" meta:paragraph-count="80" meta:word-count="510" meta:character-count="2461"/>
  </office:meta>
</office:document-meta>
</file>